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66ff" draw:fill="solid" draw:fill-color="#6666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4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5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9.999cm" svg:height="2.999cm" svg:x="1cm" svg:y="9cm" svg:viewBox="0 0 10000 3000" svg:d="m1500 0h7000c850 0 1500 650 1500 1500s-650 1500-1500 1500h-7000c-850 0-1500-650-1500-1500s650-1500 1500-1500z">
          <text:p/>
        </draw:path>
        <draw:path draw:style-name="gr2" draw:text-style-name="P1" draw:layer="layout" svg:width="9.999cm" svg:height="2.999cm" svg:x="1cm" svg:y="13cm" svg:viewBox="0 0 10000 3000" svg:d="m0 0c2833 0 8500 0 8500 0 850 0 1500 650 1500 1500s-650 1500-1500 1500c0 0-5667 0-8500 0 0-1000 0-2000 0-3000z">
          <text:p/>
        </draw:path>
        <draw:g>
          <draw:polygon draw:style-name="gr2" draw:text-style-name="P1" draw:layer="layout" svg:width="6.999cm" svg:height="2.999cm" svg:x="1cm" svg:y="17cm" svg:viewBox="0 0 7000 3000" draw:points="7000,3000 0,3000 0,0 7000,0">
            <text:p/>
          </draw:polygon>
          <draw:path draw:style-name="gr2" draw:text-style-name="P1" draw:layer="layout" svg:width="1.999cm" svg:height="2.999cm" svg:x="9cm" svg:y="17cm" svg:viewBox="0 0 2000 3000" svg:d="m0 0h500c850 0 1500 650 1500 1500s-650 1500-1500 1500h-500z">
            <text:p/>
          </draw:path>
        </draw:g>
        <draw:path draw:style-name="gr3" draw:text-style-name="P1" draw:layer="layout" svg:width="12.999cm" svg:height="5.999cm" svg:x="1cm" svg:y="1cm" svg:viewBox="0 0 13000 6000" svg:d="m6000 0c4667 0 2333 0 7000 0 0 1000 0 2000 0 3000-1700 0-3000 1300-3000 3000-500 0-6667 0-10000 0 0-3400 2600-6000 6000-6000z">
          <text:p/>
        </draw:path>
        <draw:path draw:style-name="gr2" draw:text-style-name="P1" draw:layer="layout" svg:width="1.999cm" svg:height="2.999cm" svg:x="1cm" svg:y="21cm" svg:viewBox="0 0 2000 3000" svg:d="m0 0h500c850 0 1500 650 1500 1500s-650 1500-1500 1500h-500z">
          <text:p/>
        </draw:path>
      </draw:page>
      <draw:page draw:name="page2" draw:style-name="dp1" draw:master-page-name="Обычный">
        <draw:path draw:style-name="gr4" draw:text-style-name="P1" draw:layer="layout" svg:width="22.999cm" svg:height="7.999cm" svg:x="1cm" svg:y="1cm" svg:viewBox="0 0 23000 8000" svg:d="m6000 0c4667 0 12333 0 17000 0 0 1000 0 3333 0 5000-1700 0-3000 1300-3000 3000-1100 0-16667 0-20000 0 0-333 0-1667 0-2000 0-3400 2600-6000 6000-6000z">
          <text:p/>
        </draw:path>
        <draw:path draw:style-name="gr5" draw:text-style-name="P1" draw:layer="layout" svg:width="3.499cm" svg:height="4.999cm" svg:x="1cm" svg:y="18cm" svg:viewBox="0 0 3500 5000" svg:d="m3500 2500c0 1417-1083 2500-2500 2500h-1000v-5000h1000c1417 0 2500 1083 2500 2500z">
          <text:p/>
        </draw:path>
        <draw:path draw:style-name="gr1" draw:text-style-name="P1" draw:layer="layout" svg:width="19.999cm" svg:height="4.999cm" svg:x="1cm" svg:y="12cm" svg:viewBox="0 0 20000 5000" svg:d="m3500 0h13000 1000c1417 0 2500 1083 2500 2500s-1083 2500-2500 2500h-1000-13000-500-500c-1417 0-2500-1083-2500-2500s1083-2500 2500-2500h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8" draw:fill-hatch-name="Hatching_20_1" draw:fill-image-name="Bitmape_20_1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Иван Кедров</meta:initial-creator>
    <meta:creation-date>2013-08-06T14:18:38</meta:creation-date>
    <dc:date>2013-08-08T18:03:59.552000000</dc:date>
    <meta:editing-duration>PT8H57M26S</meta:editing-duration>
    <meta:editing-cycles>55</meta:editing-cycles>
    <meta:generator>LibreOffice/4.1.0.4$Windows_x86 LibreOffice_project/89ea49ddacd9aa532507cbf852f2bb22b1ace28</meta:generator>
    <meta:document-statistic meta:object-count="10"/>
  </office:meta>
</office:document-meta>
</file>